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cement d'objets sur la scène</text:p>
      <text:p text:style-name="Standard"/>
      <text:p text:style-name="Standard">1 Placements de Base</text:p>
      <text:p text:style-name="Standard"/>
      <text:p text:style-name="Standard">DEPLACE</text:p>
      <text:p text:style-name="Standard">translation</text:p>
      <text:p text:style-name="Standard">DEPLACE TOURNE</text:p>
      <text:p text:style-name="Standard">tanslation, rotation</text:p>
      <text:p text:style-name="Standard">AGRANDIT</text:p>
      <text:p text:style-name="Standard">homthétie</text:p>
      <text:p text:style-name="Standard">AGRANDIT DEPLACE</text:p>
      <text:p text:style-name="Standard">homothétie translation</text:p>
      <text:p text:style-name="Standard">AGRANDIT TOURNE</text:p>
      <text:p text:style-name="Standard">homothétie rotation</text:p>
      <text:p text:style-name="Standard">AGRANDIT TOURNE DEPLACE</text:p>
      <text:p text:style-name="Standard">homothétie rotation translation</text:p>
      <text:p text:style-name="Standard">AGRANDIT DEPLACE TOURNE</text:p>
      <text:p text:style-name="Standard">homothétie translation rotation</text:p>
      <text:p text:style-name="Standard"/>
      <text:p text:style-name="Standard">2 Plcaement Avancé</text:p>
      <text:p text:style-name="Standard"/>
      <text:p text:style-name="Standard">PRECALCUL</text:p>
      <text:p text:style-name="Standard">calcul place (??)</text:p>
      <text:p text:style-name="Standard"/>
      <text:p text:style-name="Standard">POSTRENDU</text:p>
      <text:p text:style-name="Standard">place calcu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DAHMEN</meta:initial-creator>
    <meta:creation-date>2012-03-11T00:18:01.19</meta:creation-date>
    <meta:document-statistic meta:table-count="0" meta:image-count="0" meta:object-count="0" meta:page-count="1" meta:paragraph-count="21" meta:word-count="47" meta:character-count="365"/>
    <dc:date>2012-03-11T00:24:09.66</dc:date>
    <dc:creator>MANUEL DAHMEN</dc:creator>
    <meta:editing-duration>PT6M26S</meta:editing-duration>
    <meta:editing-cycles>1</meta:editing-cycles>
    <meta:generator>OpenOffice.org/3.3$Win32 OpenOffice.org_project/330m20$Build-9567</meta:generator>
  </office:meta>
</office:document-meta>
</file>